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8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draw:textarea-vertical-align="middle" fo:min-height="11.92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8.6cm" svg:x="1.4cm" svg:y="1.4cm" presentation:class="subtitle" presentation:user-transformed="true">
          <draw:text-box>
            <text:p text:style-name="P1"><text:span text:style-name="T1">Représentation des connaissa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ue d'ensem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égration de connaissances hétérogènes</text:p>
                <text:list>
                  <text:list-item>
                    <text:p>Différents formats de fichier</text:p>
                  </text:list-item>
                  <text:list-item>
                    <text:p>Différentes structures</text:p>
                  </text:list-item>
                </text:list>
              </text:list-item>
              <text:list-item>
                <text:p>Axée sur les métadonnées</text:p>
              </text:list-item>
              <text:list-item>
                <text:p>Système de RI</text:p>
                <text:list>
                  <text:list-item>
                    <text:p>Requêtes sur le système de connaiss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tapes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Conversion des connaissances hétérogènes</text:p>
              </text:list-item>
            </text:list>
            <text:list text:style-name="L3">
              <text:list-item>
                <text:list>
                  <text:list-item>
                    <text:p>en ontologies formelles</text:p>
                  </text:list-item>
                  <text:list-item>
                    <text:p>de manière automatique</text:p>
                  </text:list-item>
                </text:list>
              </text:list-item>
              <text:list-item>
                <text:p>Alignements des ontologies</text:p>
                <text:list>
                  <text:list-item>
                    <text:p>avec l'ontologie « Profile »</text:p>
                  </text:list-item>
                  <text:list-item>
                    <text:p>stockage sous forme de triplets &lt; e1 e2 r &gt;</text:p>
                  </text:list-item>
                </text:list>
              </text:list-item>
              <text:list-item>
                <text:p>Etablissement du système de requêtes</text:p>
                <text:list>
                  <text:list-item>
                    <text:p>formalisation d'une requête</text:p>
                  </text:list-item>
                  <text:list-item>
                    <text:p>mesure de di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as d'util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cherche d'information</text:p>
                <text:list>
                  <text:list-item>
                    <text:p>L'utilisateur se connecte sur l'interface web</text:p>
                  </text:list-item>
                  <text:list-item>
                    <text:p>Il entre une requête dans le champs dédié</text:p>
                  </text:list-item>
                  <text:list-item>
                    <text:p>Le système lui retourne les informations relatives à la requête</text:p>
                  </text:list-item>
                </text:list>
              </text:list-item>
              <text:list-item>
                <text:p>Ajout de connaissance</text:p>
                <text:list>
                  <text:list-item>
                    <text:p>L'utilisateur se connecte sur l'interface web</text:p>
                  </text:list-item>
                  <text:list-item>
                    <text:p>Il upload un fichier sur le serveur</text:p>
                  </text:list-item>
                  <text:list-item>
                    <text:p>Le système renvoie une confi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ssources utilisé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tologie « Profile »</text:p>
                <text:list>
                  <text:list-item>
                    <text:p>définit un vocabulaire spécifique aux organisations</text:p>
                  </text:list-item>
                  <text:list-item>
                    <text:p>sert de point de départ aux requêtes</text:p>
                  </text:list-item>
                  <text:list-item>
                    <text:p>est aligné avec chaque ontologie génér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ut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émentation en java</text:p>
              </text:list-item>
              <text:list-item>
                <text:p>Enregistrement dans un triple store</text:p>
              </text:list-item>
              <text:list-item>
                <text:p>Interface web en 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2T08:28:15.063000000</meta:creation-date>
    <dc:date>2017-04-12T10:21:58.013000000</dc:date>
    <meta:editing-duration>PT1H38M30S</meta:editing-duration>
    <meta:editing-cycles>6</meta:editing-cycles>
    <meta:generator>LibreOffice/4.3.2.2$Windows_x86 LibreOffice_project/edfb5295ba211bd31ad47d0bad0118690f76407d</meta:generator>
    <meta:document-statistic meta:object-count="44"/>
  </office:meta>
</office:document-meta>
</file>